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Header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I was extraordinarily disappointed by the TCPStat paper. Given what the command does and how much time we were given to complete the project I expected more than just a regurgitation of the man page. Had I wanted to read the man page I could have simply pulled it up on my own. Moreover, having had to do research and write a similar paper myself, I am more than a little angry at the apparent lack of effort put into writing this paper.</text:p>
      <text:p text:style-name="P1"><text:tab/>Even from an outsider's perspective, there should be substantially more content to a research paper such as this in a three hundred level class. That type of writing is unacceptable at even a high school level, never mind at the college level. It shows a complete lack of ambition and utter disregard for their own education. I did not learn anything from this paper that I could not have learned in ten minutes on my own with the terminal up and the man page open.</text:p>
      <text:p text:style-name="P1"><text:tab/>I realize that this response is supposed to be a page long but there is no substance in the TCPStat paper for me to respond to. I am insulted that they would turn in such a paper and consider it to be a research paper at all. My only hope is that they get a grade that reflects their lack of eff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atthew Morrissey</text:p>
        <text:p text:style-name="MP1">CS-355</text:p>
        <text:p text:style-name="MP1">Response Paper</text:p>
        <text:p text:style-name="MP1">TCPSt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Morrissey</meta:initial-creator>
    <meta:creation-date>2011-10-13T17:56:06</meta:creation-date>
    <meta:document-statistic meta:table-count="0" meta:image-count="0" meta:object-count="0" meta:page-count="1" meta:paragraph-count="7" meta:word-count="236" meta:character-count="1248"/>
    <dc:date>2011-10-13T18:20:29</dc:date>
    <dc:creator>Matthew Morrissey</dc:creator>
    <meta:editing-duration>PT9M10S</meta:editing-duration>
    <meta:editing-cycles>1</meta:editing-cycles>
    <meta:generator>LibreOffice/3.3$Unix LibreOffice_project/330m19$Build-401</meta:generator>
  </office:meta>
</office:document-meta>
</file>